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Kochi Mincho1" svg:font-family="'Kochi Mincho'"/>
    <style:font-face style:name="Tahoma1" svg:font-family="Tahoma"/>
    <style:font-face style:name="Kochi Mincho" svg:font-family="'Kochi Minch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Kochi Gothic" svg:font-family="'Kochi Gothic'"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25%" fo:text-align="center" style:justify-single-word="false"/>
      <style:text-properties style:font-name="Kochi Mincho" fo:font-size="39pt" fo:letter-spacing="0.176cm" style:font-name-asian="Kochi Mincho" style:font-size-asian="39pt" style:font-size-complex="39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text-properties style:use-window-font-color="true" style:text-outline="false" style:text-line-through-style="none" style:font-name="Times New Roman" fo:font-size="18pt" fo:font-style="normal" fo:text-shadow="none" style:text-underline-style="none" fo:font-weight="normal"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style>
    <style:style style:name="P4" style:family="paragraph" style:parent-style-name="Standard">
      <style:paragraph-properties fo:text-align="justify" style:justify-single-word="false"/>
      <style:text-properties style:use-window-font-color="true" style:text-outline="false" style:text-line-through-style="none" style:font-name="Bitstream Vera Sans"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style>
    <style:style style:name="P5" style:family="paragraph" style:parent-style-name="Standard">
      <style:paragraph-properties fo:text-align="center" style:justify-single-word="false"/>
      <style:text-properties style:use-window-font-color="true" style:text-outline="false" style:text-line-through-style="none" style:font-name="Bitstream Vera Sans"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style>
    <style:style style:name="P6" style:family="paragraph" style:parent-style-name="Footer">
      <style:paragraph-properties fo:line-height="125%" fo:text-align="center" style:justify-single-word="false" fo:break-before="page"/>
      <style:text-properties fo:color="#808080" style:font-name="Times New Roman" fo:font-size="14pt" fo:letter-spacing="normal" style:text-underline-style="none" style:font-name-asian="Kochi Mincho1" style:font-size-asian="14pt" style:font-size-complex="14pt"/>
    </style:style>
    <style:style style:name="P7" style:family="paragraph" style:parent-style-name="Standard">
      <style:paragraph-properties fo:margin-left="0cm" fo:margin-right="0cm" fo:margin-top="0cm" fo:margin-bottom="0cm" style:line-height-at-least="0.353cm" fo:text-align="justify" style:justify-single-word="false" fo:text-indent="0cm" style:auto-text-indent="false" style:text-autospace="none"/>
      <style:text-properties style:use-window-font-color="true" style:text-outline="false" style:text-line-through-style="none" style:font-name="Bitstream Vera Sans"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style>
    <style:style style:name="P8" style:family="paragraph" style:parent-style-name="Footer">
      <style:paragraph-properties fo:margin-left="0cm" fo:margin-right="0cm" fo:margin-top="0cm" fo:margin-bottom="0cm" fo:line-height="125%" fo:text-align="justify" style:justify-single-word="false" fo:text-indent="0cm" style:auto-text-indent="false" style:text-autospace="none"/>
      <style:text-properties style:use-window-font-color="true" style:text-outline="false" style:text-line-through-style="none" style:font-name="Times New Roman" fo:font-size="14pt" fo:letter-spacing="normal" fo:font-style="normal" fo:text-shadow="none" style:text-underline-style="none" fo:font-weight="normal" style:letter-kerning="true" style:font-name-asian="Kochi Mincho1" style:font-size-asian="14pt" style:font-style-asian="normal" style:font-weight-asian="normal" style:font-name-complex="Times New Roman" style:font-size-complex="14pt" style:font-style-complex="normal" style:font-weight-complex="normal" style:text-emphasize="none"/>
    </style:style>
    <style:style style:name="P9" style:family="paragraph" style:parent-style-name="Footer">
      <style:paragraph-properties fo:line-height="125%" fo:text-align="center" style:justify-single-word="false"/>
      <style:text-properties fo:color="#808080" style:font-name="Times New Roman" fo:font-size="14pt" fo:letter-spacing="normal" style:text-underline-style="none" style:font-name-asian="Kochi Mincho1" style:font-size-asian="14pt" style:font-size-complex="14pt"/>
    </style:style>
    <style:style style:name="P10" style:family="paragraph" style:parent-style-name="Standard">
      <style:paragraph-properties fo:line-height="125%" fo:text-align="center" style:justify-single-word="false"/>
      <style:text-properties style:font-name="Kochi Gothic" fo:font-size="36pt" fo:letter-spacing="0.176cm" style:text-underline-style="none" style:font-name-asian="Kochi Mincho1" style:font-size-asian="36pt" style:language-asian="ja" style:country-asian="JP" style:font-size-complex="36pt"/>
    </style:style>
    <style:style style:name="P11" style:family="paragraph" style:parent-style-name="Standard">
      <style:paragraph-properties fo:line-height="125%" fo:text-align="center" style:justify-single-word="false"/>
      <style:text-properties style:font-name="Kochi Gothic" fo:font-size="36pt" fo:letter-spacing="0.176cm" style:text-underline-style="none" style:font-name-asian="Kochi Mincho1" style:font-size-asian="36pt" style:font-size-complex="36pt"/>
    </style:style>
    <style:style style:name="P12" style:family="paragraph" style:parent-style-name="Standard">
      <style:paragraph-properties fo:line-height="125%" fo:text-align="center" style:justify-single-word="false"/>
      <style:text-properties style:font-name="Kochi Gothic" fo:font-size="38pt" fo:letter-spacing="0.176cm" style:text-underline-style="none" style:font-name-asian="Kochi Mincho1" style:font-size-asian="38pt" style:font-size-complex="38pt"/>
    </style:style>
    <style:style style:name="P13" style:family="paragraph" style:parent-style-name="Standard">
      <style:paragraph-properties fo:line-height="125%" fo:text-align="center" style:justify-single-word="false"/>
      <style:text-properties style:font-name="Times New Roman" fo:font-size="36pt" fo:letter-spacing="0.423cm" style:text-underline-style="none" style:font-name-asian="Kochi Mincho1" style:font-size-asian="36pt" style:language-asian="ja" style:country-asian="JP" style:font-size-complex="36pt"/>
    </style:style>
    <style:style style:name="P14" style:family="paragraph" style:parent-style-name="Standard">
      <style:paragraph-properties fo:line-height="135%" fo:text-align="center" style:justify-single-word="false"/>
      <style:text-properties style:font-name="Times New Roman" fo:font-size="35pt" fo:letter-spacing="0.423cm" style:text-underline-style="none" style:font-name-asian="Kochi Mincho1" style:font-size-asian="35pt" style:language-asian="ja" style:country-asian="JP" style:font-size-complex="35pt"/>
    </style:style>
    <style:style style:name="P15" style:family="paragraph" style:parent-style-name="Standard">
      <style:paragraph-properties fo:line-height="129%" fo:text-align="center" style:justify-single-word="false"/>
      <style:text-properties style:font-name="Times New Roman" fo:font-size="33pt" fo:letter-spacing="0.318cm" style:text-underline-style="none" style:font-name-asian="Kochi Mincho1" style:font-size-asian="33pt" style:language-asian="ja" style:country-asian="JP" style:font-size-complex="33pt"/>
    </style:style>
    <style:style style:name="P16" style:family="paragraph" style:parent-style-name="Standard">
      <style:paragraph-properties fo:line-height="115%" fo:text-align="center" style:justify-single-word="false"/>
      <style:text-properties style:font-name="Kochi Mincho" fo:font-size="19pt" fo:letter-spacing="0.176cm" style:text-underline-style="none" style:font-name-asian="Kochi Mincho" style:font-size-asian="19pt" style:language-asian="ja" style:country-asian="JP" style:font-size-complex="19pt"/>
    </style:style>
    <style:style style:name="P17" style:family="paragraph" style:parent-style-name="Category_20_title">
      <style:paragraph-properties fo:break-before="page"/>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Bitstream Vera Sans1" style:font-size-asian="18pt" style:font-style-asian="normal" style:font-weight-asian="normal" style:font-name-complex="Bitstream Vera Sans1" style:font-size-complex="18pt" style:font-style-complex="normal" style:font-weight-complex="normal" style:text-emphasize="none" style:font-relief="none"/>
    </style:style>
    <style:style style:name="T1" style:family="text">
      <style:text-properties style:language-asian="ja" style:country-asian="JP"/>
    </style:style>
    <style:style style:name="T2" style:family="text">
      <style:text-properties style:text-underline-style="none" style:language-asian="ja" style:country-asian="JP"/>
    </style:style>
    <style:style style:name="T3" style:family="text">
      <style:text-properties fo:font-size="14pt" style:font-size-asian="14pt" style:font-size-complex="14pt"/>
    </style:style>
    <style:style style:name="fr1" style:family="graphic" style:parent-style-name="Frame">
      <style:graphic-properties style:vertical-pos="from-top" style:horizontal-pos="center" style:horizontal-rel="paragraph" fo:padding="0cm" fo:border="none" style:shadow="non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ategory_20_title">日本語能力試験4級漢字</text:p>
      <text:p text:style-name="Category_20_title">JLPT Level 4</text:p>
      <text:p text:style-name="P10">愛案以衣位囲胃印英栄塩億加果貨課芽改械害街各覚完官管関観願希季紀喜旗器機議求泣救給挙漁共協鏡競極訓軍郡径型景芸欠結建健験固功好候航康告差菜最材昨札刷殺察参産散残士氏史司試児治辞失借種周祝順初松笑唱焼象照賞臣信成省清静席積折節説浅戦選然争倉巣束側続卒孫帯隊達単置仲貯兆腸低底停的典伝徒努灯堂働特得毒熱念敗梅博飯飛費必票標不夫付府副粉兵別辺変便包法望牧末満未脈民無約勇要養浴利陸良料量輪類令冷例歴連老労録</text:p>
      <text:p text:style-name="P17">日本語能力試験3級漢字</text:p>
      <text:p text:style-name="Category_20_title">JLPT Level 3</text:p>
      <text:p text:style-name="P1">不世主乗事京仕代以低住体作使便借働元兄光写冬切別力勉動区医去台合同味品員問回図地堂場声売夏夕夜太好妹姉始字室家寒屋工市帰広度建引弟弱強待心思急悪意所持教文料方旅族早明映春昼暑暗曜有服朝村林森業楽歌止正歩死民池注洋洗海漢牛物特犬理産用田町画界病発県真着知短研私秋究答紙終習考者肉自色英茶菜薬親計試説貸質赤走起転軽近送通進運遠都重野<text:span text:style-name="T2">銀門開院集青音頭題顔風飯館首験鳥黒</text:span></text:p>
      <text:p text:style-name="P17">日本語能力試験2級漢字</text:p>
      <text:p text:style-name="P16">腕湾和論録老労路連練恋列歴齢零礼冷例令類涙輪緑領量良療涼両了粒留流略率律陸裏利卵乱落絡頼翌浴欲陽踊要葉溶様容幼預与余予郵遊由勇優輸油約役戻毛面綿鳴迷命娘無夢務眠未満末枚埋磨防貿棒望暴忙忘帽坊亡豊訪法放抱宝報包暮募補捕保返辺編片変壁米閉並平兵粉仏沸払複腹福幅復副封部舞武負膚符浮普怖府布富婦夫付貧秒評表氷標筆必匹鼻美備飛非費被皮疲比批悲彼否番晩販般犯版板反判抜髪畑肌箱麦爆薄泊倍配背杯敗拝馬破波農脳能濃悩燃念熱猫認任乳難軟内鈍曇届突独毒得銅童導逃到筒等当灯湯盗投島塔凍党倒怒努途登渡徒塗殿伝点展鉄適的滴泥程庭底定停痛追賃珍沈直頂超調張庁兆貯著駐虫柱宙仲竹畜築遅置恥値談段暖断団炭探担単谷達濯宅第退袋替帯対打他損尊孫存卒続速測束息則側造贈蔵臓憎増像装草総窓相争燥操掃捜想層双組祖全然善選船線浅泉戦専占絶雪節設折接責績積石昔席税静製精清晴星整政成性姓勢制数吹震針辛身臣神申深寝信伸触職植蒸畳状条情常城賞象紹笑章省照焼消昇招承床将商召勝除助諸署緒初処順純準述術祝宿柔舟拾修州周収授受酒種守取若捨実湿失識式辞示治次寺児似歯資誌詞脂糸枝支指志師史司刺伺残賛算散参皿雑殺札察刷冊昨咲坂財罪材在際細祭済歳採才妻最再座砂査差混根婚困込骨腰告刻号香降鉱郊講荒航肯耕紅硬港構更康幸向厚効公候交誤御互雇湖枯故戸庫固呼個限現減原険軒賢肩権検券健件血結決欠劇迎芸警経景敬恵形型傾係軍群訓君靴掘隅偶具苦禁均勤玉極曲局胸狭況橋挟恐境叫協共競供漁許巨居旧給級球泣求救吸久逆客詰喫議疑技記規季祈機期机希寄基器喜危願岩岸含丸関観簡管看甘環汗換慣感干官完巻刊乾活割額革較角覚確格拡各害貝階絵皆灰械改快解介過貨課菓荷河果科可加価仮化温億黄王欧横押応奥央汚塩煙演延園越液鋭泳永栄営雲羽宇因印育域違衣胃移異易委囲偉依位案圧愛</text:p>
      <text:p text:style-name="P17">漢字検定10級</text:p>
      <text:p text:style-name="Category_20_title">Kanji Kentei Level 10</text:p>
      <text:p text:style-name="P13">一二三四五六七八九十百千日月火水木金土上下左右大中小手足目耳口人子女男名年山川林森田空雨天気夕花草竹犬虫貝石王玉力糸車音学校先生字文本村町赤白青円正早入出立休見</text:p>
      <text:p text:style-name="P17">漢字検定9級</text:p>
      <text:p text:style-name="Category_20_title">Kanji Kentei Level 9</text:p>
      <text:p text:style-name="P14">春夏秋冬光風晴雲雪朝昼夜午明星野原岩谷海池公園東西南北時分週曜今元間親父母兄弟姉妹自友体毛頭顔首声心思考才言記話書読聞国語算数理科社会図画工作楽歌絵色紙黄黒形点丸線直角合計何答電教知万毎回半当番組交通道場地方京市里家寺店門室戸台汽船弓矢刀牛馬魚鳥鳴羽肉米麦茶食活用前後内外遠近多少古新太細強弱長高広同歩走行来帰止売買引切</text:p>
      <text:p text:style-name="P17">漢字検定8級</text:p>
      <text:p text:style-name="Category_20_title">Kanji Kentei Level 8</text:p>
      <text:p text:style-name="P15">悪安暗医委意育員院飲運泳駅央横屋温化荷界開階寒感漢館岸起期客究急級宮球去橋業曲局銀区苦具君係軽血決研県庫湖向幸港号根祭皿仕死使始指歯詩次事持式実写者主守取酒受州拾終習集住重宿所暑助昭消商章勝乗植申身神真深進世整昔全相送想息速族他打対待代第題炭短談着注柱丁帳調追定庭笛鉄転都度投豆島湯登等動童農波配倍箱畑発反坂板皮悲美鼻筆氷表秒病品負部服福物平返勉放味命面問役薬由油有遊予羊洋葉陽様落流旅両緑礼列練路和</text:p>
      <text:p text:style-name="P17"><text:span text:style-name="T1">漢字検定</text:span>7級</text:p>
      <text:p text:style-name="P11">愛案以衣位囲胃印英栄塩億加果貨課芽改械害街各覚完官管関観願希季紀喜旗器機議求泣救給挙漁共協鏡競極訓軍郡径型景芸欠結建健験固功好候航康告差菜最材昨札刷殺察参産散残士氏史司試児治辞失借種周祝順初松笑唱焼象照賞臣信成省清静席積折節説浅戦選然争倉巣束側続卒孫帯隊達単置仲貯兆腸低底停的典伝徒努灯堂働特得毒熱念敗梅博飯飛費必票標不夫付府副粉兵別辺変便包法望牧末満未脈民無約勇要養浴利陸良料量輪類令冷例歴連老労録</text:p>
      <text:p text:style-name="P17"><text:span text:style-name="T1">漢字検定6</text:span>級</text:p>
      <text:p text:style-name="P12">圧移因永営衛易益液演応往桜恩可仮価河過賀快解格確額刊幹慣眼基寄規技義逆久旧居許境均禁句群経潔件券険検限現減故個護効厚耕鉱構興講混査再災妻採際在財罪雑酸賛支志枝師資飼示似識質舎謝授修述術準序招承証条状常情織職制性政勢精製税責績接設舌絶銭祖素総造像増則測属率損退貸態団断築張提程適敵統銅導徳独任燃能破犯判版比肥非備俵評貧布婦富武復複仏編弁保墓報豊防貿暴務夢迷綿輸余預容略留領</text:p>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Frame2" text:anchor-type="as-char" svg:y="-6.699cm" svg:width="12.693cm" draw:z-index="0"><draw:text-box fo:min-height="6.909cm"><text:p text:style-name="P2"><draw:frame text:anchor-type="as-char" draw:z-index="1" draw:style-name="gr1" draw:text-style-name="P18" svg:width="3.103cm" svg:height="1.093cm"><draw:image xlink:href="Pictures/10000201000000580000001F516347EA.png" xlink:type="simple" xlink:show="embed" xlink:actuate="onLoad"><text:p/></draw:image></draw:frame></text:p><text:p text:style-name="P2"/><text:p text:style-name="P3"><text:span text:style-name="T3">Except where otherwise noted, this content is under a </text:span><text:a xlink:type="simple" xlink:href="http://creativecommons.org/licenses/by-sa/3.0/"><text:span text:style-name="T3">Creative Commons Attribution-Share Alike 3.0 License</text:span></text:a><text:span text:style-name="T3">. <text:s/>For attribution, please include my name, Douglas P Perkins, and a link to the EFL section of my website, </text:span><text:a xlink:type="simple" xlink:href="https://douglaspperkins.org/english/"><text:span text:style-name="T3">douglaspperkins.org</text:span></text:a><text:span text:style-name="T3">.</text:span></text:p><text:p text:style-name="P4"/><text:p text:style-name="P5">- - - -</text:p><text:p text:style-name="P7"/><text:p text:style-name="P8"><text:span text:style-name="T3">JLPT kanji lists from </text:span><text:a xlink:type="simple" xlink:href="http://www.jlptstudy.com/2/index.html"><text:span text:style-name="T3">http://www.jlptstudy.com/2/index.html</text:span></text:a><text:span text:style-name="T3">, 2009-06-06.</text:span></text:p></draw:text-box></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Kochi Mincho1" svg:font-family="'Kochi Mincho'"/>
    <style:font-face style:name="Tahoma1" svg:font-family="Tahoma"/>
    <style:font-face style:name="Kochi Mincho" svg:font-family="'Kochi Minch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Kochi Gothic" svg:font-family="'Kochi Gothic'"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16.2cm" style:type="center"/>
          <style:tab-stop style:position="32.399cm" style:type="right"/>
        </style:tab-stops>
      </style:paragraph-properties>
    </style:style>
    <style:style style:name="Frame_20_contents" style:display-name="Frame contents" style:family="paragraph" style:parent-style-name="Text_20_body" style:class="extra"/>
    <style:style style:name="Category_20_title" style:display-name="Category title" style:family="paragraph" style:parent-style-name="Standard">
      <style:paragraph-properties fo:text-align="center" style:justify-single-word="false"/>
      <style:text-properties fo:color="#000080" fo:font-size="40pt" fo:font-weight="bold" style:font-size-asian="40pt" style:font-weight-asian="bold"/>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5.7cm" fo:page-height="36.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6T12:07:29.92</meta:creation-date>
    <dc:title>Blank page</dc:title>
    <meta:editing-duration>PT24M55S</meta:editing-duration>
    <meta:editing-cycles>9</meta:editing-cycles>
    <meta:generator>LibreOffice/3.3$Win32 LibreOffice_project/330m19$Build-6</meta:generator>
    <meta:initial-creator>Douglas Perkins</meta:initial-creator>
    <dc:date>2011-02-08T09:24:44.71</dc:date>
    <dc:creator>Douglas Perkins</dc:creator>
    <meta:document-statistic meta:table-count="0" meta:image-count="0" meta:object-count="0" meta:page-count="9" meta:paragraph-count="26" meta:word-count="266" meta:character-count="2409"/>
    <meta:user-defined meta:name="Info 1"/>
    <meta:user-defined meta:name="Info 2"/>
    <meta:user-defined meta:name="Info 3"/>
    <meta:user-defined meta:name="Info 4"/>
    <meta:template xlink:type="simple" xlink:actuate="onRequest" xlink:title="Blank page" xlink:href="../../../AppData/Roaming/OpenOffice.org/3/user/template/Blank%20page.ott" meta:date="2009-11-16T12:07:29.73"/>
  </office:meta>
</office:document-meta>
</file>